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4.09mm"/>
    </style:style>
    <style:style style:name="co8" style:family="table-column">
      <style:table-column-properties fo:break-before="auto" style:column-width="2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mps d'exécu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 table:number-columns-spanned="2" table:number-rows-spanned="1">
            <text:p>Avec</text:p>
          </table:table-cell>
          <table:covered-table-cell table:style-name="Default"/>
          <table:table-cell office:value-type="string" calcext:value-type="string" table:number-columns-spanned="2" table:number-rows-spanned="1">
            <text:p>San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 times</text:p>
          </table:table-cell>
          <table:table-cell/>
          <table:table-cell office:value-type="string" calcext:value-type="string">
            <text:p>AS tim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/>
          <table:table-cell office:value-type="float" office:value="585" calcext:value-type="float">
            <text:p>58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584" calcext:value-type="float">
            <text:p>5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table-column table:style-name="co6" table:number-columns-repeated="2" table:default-cell-style-name="ce1"/>
        <table:table-column table:style-name="co7" table:default-cell-style-name="ce1"/>
        <table:table-column table:style-name="co5" table:number-columns-repeated="1021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.F5] + [.G5]" office:value-type="float" office:value="102" calcext:value-type="float">
            <text:p>1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J5]+[.K5]" office:value-type="float" office:value="89" calcext:value-type="float">
            <text:p>8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O5]+[.N5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.F6] + [.G6]" office:value-type="float" office:value="102" calcext:value-type="float">
            <text:p>1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J6]+[.K6]" office:value-type="float" office:value="112" calcext:value-type="float">
            <text:p>1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O6]+[.N6]"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.F7] + [.G7]" office:value-type="float" office:value="103" calcext:value-type="float">
            <text:p>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J7]+[.K7]" office:value-type="float" office:value="104" calcext:value-type="float">
            <text:p>10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O7]+[.N7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.F8] + [.G8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J8]+[.K8]"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O8]+[.N8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.F9] + [.G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J9]+[.K9]" office:value-type="float" office:value="110" calcext:value-type="float">
            <text:p>11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O9]+[.N9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.F10] + [.G10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J10]+[.K10]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O10]+[.N10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.F11] + [.G11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J11]+[.K11]" office:value-type="float" office:value="90" calcext:value-type="float">
            <text:p>9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O11]+[.N11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.F12] + [.G12]" office:value-type="float" office:value="102" calcext:value-type="float">
            <text:p>1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J12]+[.K12]" office:value-type="float" office:value="110" calcext:value-type="float">
            <text:p>1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O12]+[.N12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.F13] + [.G13]"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J13]+[.K13]"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O13]+[.N13]"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.F14] + [.G14]" office:value-type="float" office:value="103" calcext:value-type="float">
            <text:p>1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J14]+[.K14]" office:value-type="float" office:value="92" calcext:value-type="float">
            <text:p>9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O14]+[.N14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.F15] + [.G15]"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J15]+[.K15]" office:value-type="float" office:value="91" calcext:value-type="float">
            <text:p>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O15]+[.N15]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.F16] + [.G16]" office:value-type="float" office:value="103" calcext:value-type="float">
            <text:p>1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J16]+[.K16]" office:value-type="float" office:value="109" calcext:value-type="float">
            <text:p>10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O16]+[.N16]"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.F17] + [.G17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J17]+[.K17]" office:value-type="float" office:value="104" calcext:value-type="float">
            <text:p>1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O17]+[.N17]"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.F18] + [.G18]" office:value-type="float" office:value="103" calcext:value-type="float">
            <text:p>1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J18]+[.K18]" office:value-type="float" office:value="86" calcext:value-type="float">
            <text:p>8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O18]+[.N18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.F19] + [.G1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J19]+[.K19]" office:value-type="float" office:value="110" calcext:value-type="float">
            <text:p>11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O19]+[.N19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.F20] + [.G20]"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J20]+[.K20]" office:value-type="float" office:value="105" calcext:value-type="float">
            <text:p>1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O20]+[.N20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.F21] + [.G21]"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J21]+[.K21]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O21]+[.N21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.F22] + [.G22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J22]+[.K22]" office:value-type="float" office:value="111" calcext:value-type="float">
            <text:p>1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O22]+[.N22]"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.F23] + [.G23]" office:value-type="float" office:value="105" calcext:value-type="float">
            <text:p>10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J23]+[.K23]" office:value-type="float" office:value="111" calcext:value-type="float">
            <text:p>1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O23]+[.N23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.F24] + [.G24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J24]+[.K24]" office:value-type="float" office:value="104" calcext:value-type="float">
            <text:p>1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O24]+[.N24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:.B24])" office:value-type="float" office:value="2044" calcext:value-type="float">
            <text:p>2044</text:p>
          </table:table-cell>
          <table:table-cell table:formula="of:=SUM([.C5:.C24])" office:value-type="float" office:value="2" calcext:value-type="float">
            <text:p>2</text:p>
          </table:table-cell>
          <table:table-cell table:formula="of:=SUM([.D5:.D24])" office:value-type="float" office:value="2046" calcext:value-type="float">
            <text:p>2046</text:p>
          </table:table-cell>
          <table:table-cell/>
          <table:table-cell table:formula="of:=SUM([.F5:.F24])" office:value-type="float" office:value="2054" calcext:value-type="float">
            <text:p>2054</text:p>
          </table:table-cell>
          <table:table-cell table:formula="of:=SUM([.G5:.G24])" office:value-type="float" office:value="7" calcext:value-type="float">
            <text:p>7</text:p>
          </table:table-cell>
          <table:table-cell table:formula="of:=SUM([.H5:.H24])" office:value-type="float" office:value="2061" calcext:value-type="float">
            <text:p>2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5]/20" office:value-type="float" office:value="102.2" calcext:value-type="float">
            <text:p>102,2</text:p>
          </table:table-cell>
          <table:table-cell table:formula="of:=2/20" office:value-type="float" office:value="0.1" calcext:value-type="float">
            <text:p>0,1</text:p>
          </table:table-cell>
          <table:table-cell table:formula="of:=2046/20" office:value-type="float" office:value="102.3" calcext:value-type="float">
            <text:p>102,3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éseaux" table:style-name="ta1">
        <table:table-column table:style-name="co8" table:default-cell-style-name="Default"/>
        <table:table-column table:style-name="co5" table:number-columns-repeated="17" table:default-cell-style-name="Default"/>
        <table:table-row table:style-name="ro1">
          <table:table-cell office:value-type="string" calcext:value-type="string">
            <text:p>Bcp ptt msg</text:p>
          </table:table-cell>
          <table:table-cell table:number-columns-repeated="9"/>
          <table:table-cell office:value-type="string" calcext:value-type="string">
            <text:p>One big msg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/>
          <table:table-cell table:number-columns-repeated="3"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1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number-columns-repeated="3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1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3:32:31.806030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18T19:46:56.321210225</dc:date>
    <meta:editing-duration>PT1H13M29S</meta:editing-duration>
    <meta:editing-cycles>7</meta:editing-cycles>
    <meta:generator>LibreOffice/4.4.5.2$Linux_X86_64 LibreOffice_project/40m0$Build-2</meta:generator>
    <meta:document-statistic meta:table-count="3" meta:cell-count="307" meta:object-count="0"/>
  </office:meta>
</office:document-meta>
</file>